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4" manifest:media-type="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Таблица1" style:family="table">
      <style:table-properties style:width="6.6465in" fo:margin-left="-0.075in" fo:margin-top="0in" fo:margin-bottom="0in" table:align="left" style:writing-mode="lr-tb"/>
    </style:style>
    <style:style style:name="Таблица1.A" style:family="table-column">
      <style:table-column-properties style:column-width="6.646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Таблица2" style:family="table">
      <style:table-properties style:width="6.6465in" fo:margin-left="-0.075in" fo:margin-top="0in" fo:margin-bottom="0in" table:align="left" style:writing-mode="lr-tb"/>
    </style:style>
    <style:style style:name="Таблица2.A" style:family="table-column">
      <style:table-column-properties style:column-width="2.2556in"/>
    </style:style>
    <style:style style:name="Таблица2.B" style:family="table-column">
      <style:table-column-properties style:column-width="2.209in"/>
    </style:style>
    <style:style style:name="Таблица2.C" style:family="table-column">
      <style:table-column-properties style:column-width="2.1819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margin-top="0in" fo:margin-bottom="0.139in" loext:contextual-spacing="false"/>
    </style:style>
    <style:style style:name="P2" style:family="paragraph" style:parent-style-name="Standard">
      <style:paragraph-properties fo:margin-top="0in" fo:margin-bottom="0.139in" loext:contextual-spacing="false" fo:text-align="justify" style:justify-single-word="false"/>
      <style:text-properties style:font-name="Times New Roman" style:font-name-complex="Times New Roman1"/>
    </style:style>
    <style:style style:name="P3" style:family="paragraph" style:parent-style-name="List_20_Paragraph">
      <style:paragraph-properties fo:margin-top="0in" fo:margin-bottom="0in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padding-left="0in" fo:padding-right="0in" fo:padding-top="0in" fo:padding-bottom="0.0972in" fo:border-left="none" fo:border-right="none" fo:border-top="none" fo:border-bottom="1.5pt solid #00000a"/>
      <style:text-properties fo:font-weight="bold" style:font-weight-asian="bold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3a3a3a" style:font-name="Times New Roman" fo:font-size="12pt" officeooo:paragraph-rsid="001c5521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fo:color="#3a3a3a" style:font-name="Times New Roman" fo:font-size="40pt" style:font-name-asian="Times New Roman1" style:font-size-asian="40pt" style:language-asian="ru" style:country-asian="RU" style:font-name-complex="Times New Roman1" style:font-size-complex="40pt"/>
    </style:style>
    <style:style style:name="P11" style:family="paragraph" style:parent-style-name="Standard">
      <style:paragraph-properties fo:margin-top="0in" fo:margin-bottom="0in" loext:contextual-spacing="false"/>
      <style:text-properties fo:color="#3a3a3a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style:font-name-complex="Times New Roman1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Times New Roman" style:font-name-complex="Times New Roman1"/>
    </style:style>
    <style:style style:name="P18" style:family="paragraph" style:parent-style-name="Standard">
      <style:paragraph-properties fo:margin-left="0in" fo:margin-right="0in" fo:margin-top="0in" fo:margin-bottom="0.139in" loext:contextual-spacing="false" fo:text-align="justify" style:justify-single-word="false" fo:text-indent="0.1972in" style:auto-text-indent="false"/>
      <style:text-properties style:font-name="Times New Roman" style:font-name-complex="Times New Roman1"/>
    </style:style>
    <style:style style:name="P19" style:family="paragraph" style:parent-style-name="Standard" style:master-page-name="Standard">
      <style:paragraph-properties fo:margin-left="1.3783in" fo:margin-right="1.1807in" fo:margin-top="0in" fo:margin-bottom="0in" loext:contextual-spacing="false" fo:text-align="center" style:justify-single-word="false" fo:text-indent="0in" style:auto-text-indent="false" style:page-number="auto">
        <style:tab-stops>
          <style:tab-stop style:position="5.3161in"/>
        </style:tab-stops>
      </style:paragraph-properties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Standard">
      <style:paragraph-properties fo:margin-left="1.3783in" fo:margin-right="1.1807in" fo:margin-top="0in" fo:margin-bottom="0in" loext:contextual-spacing="false" fo:text-align="center" style:justify-single-word="false" fo:text-indent="0in" style:auto-text-indent="false">
        <style:tab-stops>
          <style:tab-stop style:position="5.3161in"/>
        </style:tab-stops>
      </style:paragraph-properties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top="0in" fo:margin-bottom="0in" loext:contextual-spacing="false" fo:text-align="end" style:justify-single-word="false"/>
      <style:text-properties style:font-name="Times New Roman" style:font-name-complex="Times New Roman1"/>
    </style:style>
    <style:style style:name="P2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 style:list-style-name="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top="0in" fo:margin-bottom="0in" loext:contextual-spacing="false" fo:text-align="center" style:justify-single-word="false"/>
      <style:text-properties fo:color="#3a3a3a" style:font-name="Times New Roman" fo:font-size="40pt" style:font-name-asian="Times New Roman1" style:font-size-asian="40pt" style:language-asian="ru" style:country-asian="RU" style:font-name-complex="Times New Roman1" style:font-size-complex="40pt"/>
    </style:style>
    <style:style style:name="P25" style:family="paragraph" style:parent-style-name="Standard" style:list-style-name="">
      <style:paragraph-properties fo:margin-top="0in" fo:margin-bottom="0in" loext:contextual-spacing="false" fo:text-align="center" style:justify-single-word="false"/>
      <style:text-properties fo:color="#3a3a3a" style:font-name="Times New Roman" fo:font-size="40pt" style:font-name-asian="Times New Roman1" style:font-size-asian="40pt" style:language-asian="ru" style:country-asian="RU" style:font-name-complex="Times New Roman1" style:font-size-complex="40pt"/>
    </style:style>
    <style:style style:name="P26" style:family="paragraph" style:parent-style-name="Standard">
      <style:paragraph-properties fo:margin-top="0in" fo:margin-bottom="0in" loext:contextual-spacing="false" fo:text-align="center" style:justify-single-word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8" style:family="paragraph" style:parent-style-name="Standard">
      <style:paragraph-properties fo:margin-left="0in" fo:margin-right="-0.0752in" fo:margin-top="0in" fo:margin-bottom="0in" loext:contextual-spacing="false" fo:text-align="end" style:justify-single-word="false" fo:text-indent="0in" style:auto-text-indent="false"/>
      <style:text-properties style:font-name="Times New Roman" style:font-name-complex="Times New Roman1"/>
    </style:style>
    <style:style style:name="P29" style:family="paragraph" style:parent-style-name="Standard">
      <style:paragraph-properties fo:margin-left="0in" fo:margin-right="-0.0752in" fo:line-height="115%" fo:text-indent="0in" style:auto-text-indent="false"/>
      <style:text-properties style:font-name="Times New Roman" style:font-name-complex="Times New Roman1"/>
    </style:style>
    <style:style style:name="P30" style:family="paragraph" style:parent-style-name="Standard" style:list-style-name="">
      <style:paragraph-properties fo:margin-left="0in" fo:margin-right="0in" fo:margin-top="0in" fo:margin-bottom="0in" loext:contextual-spacing="false" fo:text-align="end" style:justify-single-word="false" fo:text-indent="0in" style:auto-text-indent="false"/>
    </style:style>
    <style:style style:name="P31" style:family="paragraph" style:parent-style-name="Standard" style:list-style-name="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fo:color="#3a3a3a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Standard" style:list-style-name="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34" style:family="paragraph" style:parent-style-name="Standard" style:list-style-name="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Standard" style:list-style-name="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7" style:family="paragraph" style:parent-style-name="Standard" style:list-style-name="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39" style:family="paragraph" style:parent-style-name="Standard">
      <style:paragraph-properties fo:line-height="115%"/>
      <style:text-properties style:font-name="Times New Roman" style:font-name-complex="Times New Roman1"/>
    </style:style>
    <style:style style:name="P40" style:family="paragraph" style:parent-style-name="Standard">
      <style:paragraph-properties fo:margin-left="0.0457in" fo:margin-right="0in" fo:text-align="justify" style:justify-single-word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41" style:family="paragraph" style:parent-style-name="Standard" style:list-style-name="WWNum3">
      <style:paragraph-properties fo:margin-left="0.0457in" fo:margin-right="0in" fo:text-align="justify" style:justify-single-word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42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font-name="Times New Roman" style:font-name-complex="Times New Roman1" fo:hyphenate="false" fo:hyphenation-remain-char-count="2" fo:hyphenation-push-char-count="2"/>
    </style:style>
    <style:style style:name="P43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4" style:family="paragraph" style:parent-style-name="List_20_Paragraph" style:list-style-name="WWNum2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5" style:family="paragraph" style:parent-style-name="List_20_Paragraph" style:list-style-name="WWNum2">
      <style:paragraph-properties fo:margin-top="0in" fo:margin-bottom="0in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fo:color="#999999" style:font-name="Arial" fo:font-size="8pt" style:font-size-asian="8pt" style:font-size-complex="8pt"/>
    </style:style>
    <style:style style:name="T2" style:family="text"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fo:color="#3a3a3a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3a3a3a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officeooo:rsid="001bc89a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Автономное общеобразовательное учреждение муниципального образования г. Долгопрудного физико-математический лицей №5</text:p>
      <text:p text:style-name="P20">(АОУ лицей №5)</text:p>
      <text:p text:style-name="P4"/>
      <text:p text:style-name="P5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1">УТВЕРЖДАЮ</text:p>
            <text:p text:style-name="P28">Директор школы ___________</text:p>
            <text:p text:style-name="P21">Маринина Н.П.</text:p>
            <text:p text:style-name="P21">«__________» 20__ г.</text:p>
          </table:table-cell>
        </table:table-row>
      </table:table>
      <text:p text:style-name="P6"/>
      <text:p text:style-name="P6"/>
      <text:p text:style-name="P10"/>
      <text:h text:style-name="P25" text:outline-level="1">Рабочая</text:h>
      <text:p text:style-name="P10">программа</text:p>
      <text:p text:style-name="P10">кружка по информатике 9-10-11й класс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0" text:outline-level="1"><text:span text:style-name="T3">Составитель: </text:span><text:span text:style-name="T4">Грицуляк Роман Тарасович</text:span></text:h>
      <text:h text:style-name="P31" text:outline-level="1">Педагог дополнительного образования</text:h>
      <text:p text:style-name="P11"/>
      <text:p text:style-name="P6"/>
      <text:p text:style-name="P6"/>
      <text:p text:style-name="P7">2016 год</text:p>
      <text:p text:style-name="P7"/>
      <text:h text:style-name="P34" text:outline-level="1"><text:soft-page-break/>Пояснительная записка</text:h>
      <text:p text:style-name="P36">Изучение информатики в кружке информатики в школе с физ-мат уклоном подготавливает к поступлению в профильный вуз на физико-математическую специальность, и направлено на достижение целей:</text:p>
      <text:list xml:id="list7260323384367132350" text:style-name="WWNum1">
        <text:list-item>
          <text:p text:style-name="P43">Развитие творческих способностей в решении инженерных и научных задач с применением компьютера, созидательных и аналитических способностей, развитие логического и критического мышления, раскрытие творческого потенциала, повышение мотивации к дальнейшему изучению информационных и компьютерных наук в ВУЗе и дальнейшей профессиональной деятельности.</text:p>
        </text:list-item>
        <text:list-item>
          <text:p text:style-name="P43">Формирование у учащихся навыков сотрудничества со сверстниками, детьми младшего возраста, взрослыми в научно-исследовательской, инженерной, и учебной деятельности.</text:p>
        </text:list-item>
        <text:list-item>
          <text:p text:style-name="P43">Осознанный выбор специальности в ВУЗе и будущей профессии.</text:p>
        </text:list-item>
        <text:list-item>
          <text:p text:style-name="P43">Развитие навыков самостоятельного поиска информации и критической оценки её достоверности и ценности для решения практической задачи.</text:p>
        </text:list-item>
        <text:list-item>
          <text:p text:style-name="P43">Успешное выступление на олимпиадах по информатике.</text:p>
        </text:list-item>
      </text:list>
      <text:p text:style-name="P13">В результате изучения информатики в кружке ученик должен </text:p>
      <text:p text:style-name="P13">знать/понимать:</text:p>
      <text:list xml:id="list4098312903167954353" text:style-name="WWNum2">
        <text:list-item>
          <text:p text:style-name="P45">Понятие алгоритма, данных, алгоритмической сложности, информации, единиц информации.</text:p>
        </text:list-item>
        <text:list-item>
          <text:p text:style-name="P44">Понятие языков программирования и их связи с формальными моделями языков программирования.</text:p>
        </text:list-item>
        <text:list-item>
          <text:p text:style-name="P44">Понимание роли информационных и компьютерных наук в современном мире.</text:p>
        </text:list-item>
        <text:list-item>
          <text:p text:style-name="P44">Знание и понимание базовых алгоритмов: сортировки, поиска, алгоритмов на графах, <text:s/>и структур для хранения и работы с данными и информацией.</text:p>
        </text:list-item>
        <text:list-item>
          <text:p text:style-name="P44">Представление о численных методах решения математических задач.</text:p>
        </text:list-item>
        <text:list-item>
          <text:p text:style-name="P44">Представление о методах работы с компьютерной графикой, анализа изображений, машинного обучения и искусственного интеллекта.</text:p>
        </text:list-item>
      </text:list>
      <text:p text:style-name="P13">уметь:</text:p>
      <text:list xml:id="list52255537152033" text:continue-numbering="true" text:style-name="WWNum2">
        <text:list-item>
          <text:p text:style-name="P45">Критически, количественно и качественно, оценивать различные алгоритмы и способы решения задач ( по таким параметрам, как: трудоемкость решения, алгоритмическая сложность, точность и так далее ) <text:s/>с целью выбора наилучшего для задачи.</text:p>
        </text:list-item>
        <text:list-item>
          <text:p text:style-name="P45">Использовать структуры данных и алгоритмы, имеющиеся в библиотеках языка программирования для решения задачи.</text:p>
        </text:list-item>
        <text:list-item>
          <text:p text:style-name="P45">Представлять и документировать результаты, обосновывать выбор того или иного решения.</text:p>
        </text:list-item>
        <text:list-item>
          <text:p text:style-name="P45">Самостоятельно выбирать средства обработки информации, подходящие под задачу.</text:p>
        </text:list-item>
      </text:list>
      <text:p text:style-name="P3"/>
      <text:p text:style-name="P36"><text:soft-page-break/>использовать приобретенные знания и умения в практической деятельности и повседневной жизни для:</text:p>
      <text:list xml:id="list52255160922289" text:continue-numbering="true" text:style-name="WWNum2">
        <text:list-item>
          <text:p text:style-name="P44">Математического моделирования и расчетов с использованием компьютера.</text:p>
        </text:list-item>
        <text:list-item>
          <text:p text:style-name="P44">Решения задач информационного поиска с использованием компьютера.</text:p>
        </text:list-item>
        <text:list-item>
          <text:p text:style-name="P44">Критической оценки данных.</text:p>
        </text:list-item>
        <text:list-item>
          <text:p text:style-name="P44">Извлечения информации из «сырых» (не обработанных, внутренне противоречивых и зашумленных данных).</text:p>
        </text:list-item>
        <text:list-item>
          <text:p text:style-name="P44">Эффективной коммуникации.</text:p>
        </text:list-item>
        <text:list-item>
          <text:p text:style-name="P44">Планирования и оценки задач повседневной жизни и профессиональной деятельности.</text:p>
        </text:list-item>
      </text:list>
      <text:h text:style-name="P35" text:outline-level="1">Содержание учебного курса.</text:h>
      <text:h text:style-name="P37" text:outline-level="1">В рамках курса планируется представить интересные результаты теоретических основ информатики, дискретного анализа. Предполагается сопровождать теорию примерами олимпиадных задач, в которых теория используется, для подготовки к олимпиадам.</text:h>
      <text:h text:style-name="P37" text:outline-level="1">Планировалось исходя из 140 часов в год (4 часа в неделю, 35 недель) работы в классе. Предполагается, что кроме этого, учащиеся самостоятельно выполняют часть заданий дома. </text:h>
      <text:h text:style-name="P37" text:outline-level="1">Краткая программа курса:</text:h>
      <text:h text:style-name="P37" text:outline-level="1">1. Введение в программирование и практику решения олимпиадных задач: Обзор курса, определение мотивации к изучению. Индустрия программирования, методы разработки больших программных комплексов. Введение в олимпиадное программирование. Суть олимпиадных задач, методология решения. Олимпиады. Разбор задач с олимпиады. Обзор методов решения. <text:s/>16 часов.</text:h>
      <text:p text:style-name="P36">2. Технические средства: Язык программирования С++. Основы java и python. Основы <text:s/>Javascript. Математические пакеты. Визуализация данных. Поисковые системы в интернет. Табличные процессоры и базы данных. SQL. 16 часов.</text:p>
      <text:p text:style-name="P13">3. Некоторые результаты дискретного анализа: Элементы комбинаторики. Основы теории множеств. Операции над множествами. Основы математической логики. Логика предикатов первого порядка. Алгоритмы и вычислительная сложность. Машины Тьюринга, частично рекурсивные функции, машины с произвольным доступом к памяти. Неразрешимость проблемы останова. 16 часов. </text:p>
      <text:p text:style-name="P13"/>
      <text:p text:style-name="P13">4. Строки. <text:s/>Алгоритмы на строках. Алгоритмы поиска, сортировки. Динамическое программирование. Методы решения задач динамического программирования. Метод ветвей и границ. 26 часов </text:p>
      <text:p text:style-name="P13"/>
      <text:p text:style-name="P12"><text:span text:style-name="T6">5. Графы. Бинарные отношения. Способы представления графов. Подграфы. Маршруты, цепи, циклы, связность. Компоненты связности. Эйлеровы пути и циклы. Гамильтоновы пути и циклы. Раскраска графов. Двудольные графы. Деревья. Способы представления </text:span><text:soft-page-break/><text:span text:style-name="T6">деревьев. Сбалансированные двоичные деревья. Алгоритмы на графах. Некоторые результаты теории случайных графов</text:span><text:span text:style-name="T5">. </text:span><text:span text:style-name="T6">26 часов.</text:span></text:p>
      <text:p text:style-name="P14"/>
      <text:p text:style-name="P15"/>
      <text:p text:style-name="P12"><text:span text:style-name="T5">6. </text:span><text:span text:style-name="T6">Основы математического моделирования и линейной алгебры. Матричные и векторные операции. Геометрическая интерпетация. Понятие градиента. Экстремум функции. Численные методы решения задач. 16 часов.</text:span></text:p>
      <text:p text:style-name="P13"/>
      <text:p text:style-name="P13">7. Элементы машинного обучения и искусственного интеллекта. Разведочный анализ данных (Data Mining). 24 часа.</text:p>
      <text:p text:style-name="P14"/>
      <text:h text:style-name="P35" text:outline-level="1">Учебно-методическое обеспечение</text:h>
      <text:p text:style-name="P32">Методика построения занятия.</text:p>
      <text:p text:style-name="P32">Типичное занятие по в кружке состоит из:</text:p>
      <text:p text:style-name="P32">1. Опроса и разбора результатов полученных самостоятельно учащимися в кружке с предыдущего занятия, установление коммуникации.</text:p>
      <text:p text:style-name="P32">2. Представления теоретических и практических результатов на тему занятия руководителем кружка или доклады учащихся на тему. Разбор решений задач на тему занятия. </text:p>
      <text:h text:style-name="P33" text:outline-level="1">3. Практического задания по программированию (построение алгоритма, кодирование, выполнение на компьютере, верификация результата).</text:h>
      <text:h text:style-name="P37" text:outline-level="1">Методические и учебные пособия</text:h>
      <text:p text:style-name="P36">1) Информатика. УМК для старшей школы [Электронный ресурс] : 10–11 классы. Углубленный уровень. Методическое пособие для учителя / Автор-составитель: М. Н. Бородин. — Эл. изд. — М. : БИНОМ. Лаборатория знаний, 2013. — 197 с. : ил. ISBN 978-5-9963-1344-0</text:p>
      <text:p text:style-name="P40">Используемая литература</text:p>
      <text:list xml:id="list914499823306226980" text:style-name="WWNum3">
        <text:list-item>
          <text:p text:style-name="P41">Оре, Остин. Графы и их применение. Рипол Классик, 2002.</text:p>
        </text:list-item>
        <text:list-item>
          <text:p text:style-name="P41">Рассел, Стюарт, and Питер Норвиг. "Искусственный интеллект: современный подход." М.: Вильямс 1408 (2006).</text:p>
        </text:list-item>
        <text:list-item>
          <text:p text:style-name="P41">Дискретный анализ. Формальные системы и алгоритмы: Учебное пособие./ Ю. И. Журавлёв, Ю. А. Флёров,М. Н. Вялый – М: ООО Контакт Плюс, 2010. – 336 с.: ил. ISBN 978–5–86567–092–1</text:p>
        </text:list-item>
        <text:list-item>
          <text:p text:style-name="P41">Аристова, Е.Н., Завьялова, Н.А., Лобанов, А.И. Практические занятия по вычислительной математике :учебное пособие / <text:s/>Е.Н. <text:s/>Аристова, <text:s/>Н.А. <text:s/>Завьялова, <text:s/>А.И. <text:s/>Лобанов. <text:s/>Часть I. –М. : МФТИ, 2014. – 243 <text:s text:c="2"/>с. ISBN 978-5-7417-0541</text:p>
        </text:list-item>
        <text:list-item>
          <text:p text:style-name="P41"><text:soft-page-break/>Райгородский, А. М. "Модели случайных графов и их применения." ТРУДЫ МФТИ 2.4 (2010): 130.</text:p>
        </text:list-item>
        <text:list-item>
          <text:p text:style-name="P41">Зайцев, Михаил Григорьевич, <text:s/>С. Е. Варюхин. Методы оптимизации управления и принятия решений. Примеры, задачи, кейсы. М.: Дело, 2008.</text:p>
        </text:list-item>
        <text:list-item>
          <text:p text:style-name="P41">Смит, Билл. Методы и алгоритмы вычислений на строках. Издательский дом Вильямс, 2006.</text:p>
        </text:list-item>
        <text:list-item>
          <text:p text:style-name="P41">Кармен, Т. Х., et al. "Алгоритмы: построение и анализ.–2-е изд." М.: ИД «Вильямс (2007).</text:p>
        </text:list-item>
        <text:list-item>
          <text:p text:style-name="P41">Ахо, Альфред В., Джон Э. Хопкрофт, and Джеффри Д. Ульман. Структуры данных и алгоритмы. Издательский дом Вильямс, 2000.</text:p>
        </text:list-item>
        <text:list-item>
          <text:p text:style-name="P41">Страуструп, Бьярне. Программирование. Принципы и практика использования C++. Litres, 2015.</text:p>
        </text:list-item>
        <text:list-item>
          <text:p text:style-name="P41">Уэсли Дж. Чан "Python: создание приложений" Вильямс, 2015 , 3-е издание, 816 стр</text:p>
        </text:list-item>
        <text:list-item>
          <text:p text:style-name="P41">Флэнаган, Дэвид. "JavaScript. Подробное руководство, 6-е издание." СПб: Символ-Плюс (2012).</text:p>
        </text:list-item>
        <text:list-item>
          <text:p text:style-name="P41">Шилдт, Герберт. "Java полное руководство." М.: Вильямс (2012).</text:p>
        </text:list-item>
        <text:list-item>
          <text:p text:style-name="P41">Смит, Конни, and Л. Уильямс. Эффективные решения: практическое руководство по созданию гибкого и масштабируемого программного обеспечения. М. и др.: Вильямс, 2003.</text:p>
        </text:list-item>
        <text:list-item>
          <text:p text:style-name="P41">Шаша, Д., and Ф. Бонне. "Оптимизация баз данных: принципы, практика, решение проблем." Москва: КУДИЦ-ОБРАЗ (2004).</text:p>
        </text:list-item>
        <text:list-item>
          <text:p text:style-name="P41">Mirkin, Boris. Clustering: a data recovery approach. CRC Press, 2012.</text:p>
        </text:list-item>
      </text:list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><text:soft-page-break/></text:h>
      <text:h text:style-name="P23" text:outline-level="1">Календарно- тематическое планирование</text:h>
      <text:h text:style-name="P23" text:outline-level="1"/>
      <text:p text:style-name="P8">1 Четверть.</text:p>
      <text:p text:style-name="P8"/>
      <text:p text:style-name="P8"/>
      <text:p text:style-name="P8"><draw:frame draw:style-name="fr1" draw:name="Объект4" text:anchor-type="paragraph" svg:width="6.3098in" svg:height="2.6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8">2 Четверть</text:p>
      <text:p text:style-name="P8"/>
      <text:p text:style-name="P8"><draw:frame draw:style-name="fr2" draw:name="Объект2" text:anchor-type="paragraph" svg:width="6.1799in" svg:height="3.3783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3" draw:name="Объект1" text:anchor-type="paragraph" svg:x="-0.0547in" svg:y="0.2764in" svg:width="6.6307in" svg:height="3.5445in" draw:z-index="1"><draw:object xlink:href="./Object 1" xlink:type="simple" xlink:show="embed" xlink:actuate="onLoad"/><draw:image xlink:href="./ObjectReplacements/Object 1" xlink:type="simple" xlink:show="embed" xlink:actuate="onLoad"/></draw:frame>3 Четверть</text:p>
      <text:p text:style-name="P8"/>
      <text:p text:style-name="P9"><draw:frame draw:style-name="fr3" draw:name="Объект3" text:anchor-type="paragraph" svg:x="-0.0547in" svg:y="0.2866in" svg:width="6.7098in" svg:height="2.6665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7">4 </text:span><text:span text:style-name="T2">Четверть</text:span></text:p>
      <text:p text:style-name="P8"/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8">СОГЛАСОВАНО</text:p>
            <text:p text:style-name="P38">Протокол заседания ШМО учителей ………..</text:p>
            <text:p text:style-name="P38"><text:s/>от __________ № __</text:p>
            <text:p text:style-name="P2"/>
          </table:table-cell>
          <table:table-cell table:style-name="Таблица2.A1" office:value-type="string">
            <text:p text:style-name="P17"/>
            <text:p text:style-name="P17"/>
            <text:p text:style-name="P17"/>
            <text:p text:style-name="P18"/>
          </table:table-cell>
          <table:table-cell table:style-name="Таблица2.A1" office:value-type="string">
            <text:p text:style-name="P39">СОГЛАСОВАНО</text:p>
            <text:p text:style-name="P29">Зам. директора по УВР ___________ …………….</text:p>
            <text:p text:style-name="P42">«__________» 2016 г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1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 fo:hyphenate="true" fo:hyphenation-remain-char-count="2" fo:hyphenation-push-char-count="2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Схема_20_документа1" style:display-name="Схема документа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O-normal" style:family="paragraph" style:default-outline-level="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ru" fo:country="RU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/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Схема_20_документа_20_Знак" style:display-name="Схема документа Знак" style:family="text" style:parent-style-name="Основной_20_шрифт_20_абзаца1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zh" style:country-asian="CN" style:font-name-complex="Calibri1" style:font-family-complex="Calibri" style:font-family-generic-complex="system" style:font-pitch-complex="variable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Схема_20_документа_20_Знак1" style:display-name="Схема документа Знак1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color="#555555" fo:font-size="7.5pt" style:font-size-asian="7.5pt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3" style:display-name="ListLabel 43" style:family="text">
      <style:text-properties style:font-name-complex="Symbol2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style:font-name-complex="Symbol2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2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2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3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4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5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39in" loext:contextual-spacing="false"/>
    </style:style>
    <style:style style:name="MT1" style:family="text">
      <style:text-properties fo:color="#999999" style:font-name="Arial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244in" fo:margin-left="0in" fo:margin-right="0in" fo:margin-bottom="0.2846in" style:dynamic-spacing="true"/>
      </style:header-style>
      <style:footer-style/>
    </style:page-layout>
    <number:date-style style:name="N10121" number:language="en" number:country="US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Рабочая программа кружка по информатике 9-10-11й класс. Р. <text:s/>Грицуляк. версия <text:s/></text:span><text:span text:style-name="MT1"><text:date style:data-style-name="N10121" text:date-value="2016-09-21T05:22:53.764714272">21.09.16</text: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06:29:00</meta:creation-date>
    <meta:initial-creator>Владелец</meta:initial-creator>
    <dc:language>ru-RU</dc:language>
    <meta:print-date>2016-08-30T06:06:00</meta:print-date>
    <dc:date>2016-09-21T05:22:53.729996150</dc:date>
    <meta:editing-cycles>20</meta:editing-cycles>
    <dc:title>ВОСТОЧНОЕ ОКРУЖНОЕ УПРАВЛЕНИЕ ОБРАЗОВАНИЯ</dc:title>
    <meta:editing-duration>PT1H47M54S</meta:editing-duration>
    <meta:generator>LibreOffice/5.1.4.2$Linux_X86_64 LibreOffice_project/10m0$Build-2</meta:generator>
    <meta:document-statistic meta:table-count="2" meta:image-count="0" meta:object-count="4" meta:page-count="7" meta:paragraph-count="87" meta:word-count="1040" meta:character-count="8068" meta:non-whitespace-character-count="71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33.26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5">
          <table:table-cell table:number-columns-repeated="5"/>
        </table:table-row>
        <table:table-row table:style-name="ro1">
          <table:table-cell table:style-name="ce1" office:value-type="string" calcext:value-type="string">
            <text:p>номер </text:p>
          </table:table-cell>
          <table:table-cell table:style-name="ce2" office:value-type="string" calcext:value-type="string">
            <text:p>Номер темы. Название подтемы.</text:p>
          </table:table-cell>
          <table:table-cell table:style-name="ce1" office:value-type="string" calcext:value-type="string">
            <text:p>часов</text:p>
          </table:table-cell>
          <table:table-cell table:style-name="ce1" office:value-type="string" calcext:value-type="string">
            <text:p>факт</text:p>
          </table:table-cell>
          <table:table-cell table:style-name="ce1" office:value-type="string" calcext:value-type="string">
            <text:p>~дата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3 четверть.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2. Технические средства — обзор Python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13" calcext:value-type="date">
            <text:p>13.01.17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2. Технические средства — обзор javascript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18" calcext:value-type="date">
            <text:p>18.01.17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2. Технические средства — обзор математические пакеты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20" calcext:value-type="date">
            <text:p>20.01.17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6. Матричные и векторные операции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25" calcext:value-type="date">
            <text:p>25.01.17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6. Основы линейной алгебры. Геометрия векторов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27" calcext:value-type="date">
            <text:p>27.01.17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6. Основы линейной алгебры. Преобразования пространства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01" calcext:value-type="date">
            <text:p>01.02.17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6. Матричная и векторная алгебра в компьютерной графике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03" calcext:value-type="date">
            <text:p>03.02.1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5. Графы. Маршруты, цепи, циклы, связность. Компоненты связности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office:value-type="date" office:date-value="2017-02-08" calcext:value-type="date">
            <text:p>08.02.17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5. Графы. Эйлеровы пути и циклы. Гамильтоновы пути и циклы. Раскраска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office:value-type="date" office:date-value="2017-02-10" calcext:value-type="date">
            <text:p>10.02.17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string" calcext:value-type="string">
            <text:p>5. Графы. Двудольные графы. Деревья. Способы представления деревьев. 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15" calcext:value-type="date">
            <text:p>15.02.17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5. Графы. Сбалансированые двоичные деревья. Алгоритмы на графах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17" calcext:value-type="date">
            <text:p>17.02.17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5. Графы. Классификация алгоритмов на графах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22" calcext:value-type="date">
            <text:p>22.02.17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5. Графы. Задача коммивояжера. Алгоритм ближайшего соседа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01" calcext:value-type="date">
            <text:p>01.03.17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5. Графы. Алгоритм Косарайю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03" calcext:value-type="date">
            <text:p>03.03.17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5. Графы. Алгоритм проталкивания предпотока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10" calcext:value-type="date">
            <text:p>10.03.17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5. Графы. Некоторые алгоритмы на случайных графах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15" calcext:value-type="date">
            <text:p>15.03.17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office:value-type="string" calcext:value-type="string">
            <text:p>4. Строки. 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17" calcext:value-type="date">
            <text:p>17.03.1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office:value-type="string" calcext:value-type="string">
            <text:p>1. олимпиада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22" calcext:value-type="date">
            <text:p>22.03.17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office:value-type="string" calcext:value-type="string">
            <text:p>2. Технические средства. Визуализац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24" calcext:value-type="date">
            <text:p>24.03.1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05:16:34.05621592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33.26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wrap-option="wrap" fo:border="0.74pt solid #000000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 fo:border="0.74pt solid #000000"/>
      <style:text-properties style:text-position="" style:font-name="Liberation Sans" fo:font-size="10pt" style:font-name-asian="Noto Sans CJK SC Regular" style:font-size-asian="10pt" style:font-name-complex="FreeSans" style:font-size-complex="10pt"/>
    </style:style>
    <style:style style:name="ce4" style:family="table-cell" style:parent-style-name="Default">
      <style:table-cell-properties fo:wrap-option="wrap" fo:border="0.74pt solid #000000"/>
      <style:text-properties style:text-position="" style:font-name="Liberation Sans" fo:font-size="10pt" style:font-name-asian="Times New Roman" style:font-size-asian="10pt" style:language-asian="ar" style:country-asian="SA" style:font-name-complex="DejaVu Sans" style:font-size-complex="10pt" style:language-complex="en" style:country-complex="US"/>
    </style:style>
    <style:style style:name="ce5" style:family="table-cell" style:parent-style-name="Default" style:data-style-name="N37">
      <style:table-cell-properties fo:border="0.74pt solid #000000"/>
      <style:text-properties style:text-position="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wrap-option="wrap" fo:border="0.74pt solid #000000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9" style:family="table-cell" style:parent-style-name="Default">
      <style:table-cell-properties fo:wrap-option="wrap" fo:border="0.74pt solid #000000"/>
      <style:text-properties style:font-name="Liberation Sans" fo:font-size="10pt" style:font-name-asian="Times New Roman" style:font-size-asian="10pt" style:language-asian="ar" style:country-asian="SA" style:font-name-complex="DejaVu Sans" style:font-size-complex="10pt" style:language-complex="en" style:country-complex="US"/>
    </style:style>
    <style:style style:name="ce10" style:family="table-cell" style:parent-style-name="Default" style:data-style-name="N37">
      <style:table-cell-properties fo:border="0.74pt solid #000000"/>
    </style:style>
    <style:style style:name="T1" style:family="text">
      <style:text-properties fo:language="none" fo:country="none" style:letter-kerning="true" style:font-name-asian="Times New Roman" style:font-size-asian="12pt" style:language-asian="none" style:country-asian="none"/>
    </style:style>
    <style:style style:name="T2" style:family="text">
      <style:text-properties style:letter-kerning="true" fo:country="none" style:country-asian="none" style:font-name-asian="Times New Roman" style:font-size-asian="12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row table:style-name="ro1" table:number-rows-repeated="16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номер </text:p>
          </table:table-cell>
          <table:table-cell table:style-name="ce7" office:value-type="string" calcext:value-type="string">
            <text:p>Номер темы. Название подтемы.</text:p>
          </table:table-cell>
          <table:table-cell office:value-type="string" calcext:value-type="string">
            <text:p>часов</text:p>
          </table:table-cell>
          <table:table-cell office:value-type="string" calcext:value-type="string">
            <text:p>факт</text:p>
          </table:table-cell>
          <table:table-cell table:style-name="ce6" office:value-type="string" calcext:value-type="string">
            <text:p>~дата</text:p>
          </table:table-cell>
        </table:table-row>
        <table:table-row table:style-name="ro1">
          <table:table-cell/>
          <table:table-cell table:style-name="ce7" office:value-type="string" calcext:value-type="string">
            <text:p>2 четверть.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1.Гибкая разработка ПО. Используемые средства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09" calcext:value-type="date">
            <text:p>09.11.1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4. Динамическое программирование. Перекрывающиеся вспомогательные задачи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11" calcext:value-type="date">
            <text:p>11.11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4. Быстрая сортировка, сортировка слиянием, карманная сортировка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16" calcext:value-type="date">
            <text:p>16.11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4. Деревья для строковых последовательностей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18" calcext:value-type="date">
            <text:p>18.11.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4. Строки. Сортировка за линейное время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25" calcext:value-type="date">
            <text:p>25.11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4. Алгоритмы вычисления расстояния между строками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30" calcext:value-type="date">
            <text:p>30.11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4. Алгоритм Ахо-Корасик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02" calcext:value-type="date">
            <text:p>02.12.1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pan text:style-name="T2">3. Машины Тьюринга, частично рекурсивные функции, машины с произвольным доступом к памяти.</text:span>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07" calcext:value-type="date">
            <text:p>07.12.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3. неразрешимость проблемы останова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12-09" calcext:value-type="date">
            <text:p>09.12.16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table:style-name="ce7" office:value-type="string" calcext:value-type="string">
            <text:p>1. Олимпиада 1 тур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11" calcext:value-type="date">
            <text:p>11.12.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5. Графы. Способы представления. 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14" calcext:value-type="date">
            <text:p>14.12.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6. Основы линейной алгебры. Матрицы и векторы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16" calcext:value-type="date">
            <text:p>16.12.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5. Графы. Подграфы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21" calcext:value-type="date">
            <text:p>21.12.16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style-name="ce7" office:value-type="string" calcext:value-type="string">
            <text:p>1. Олимпиада 2 тур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~22.12.20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2. Технические средства — Табличные процессоры 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23" calcext:value-type="date">
            <text:p>23.12.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2. Технические средства — Базы данных и 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12-28" calcext:value-type="date">
            <text:p>28.12.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4. Строки. Регулярные выражения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30" calcext:value-type="date">
            <text:p>30.12.1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05:13:20.40481170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33.26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wrap-option="wrap" fo:border="0.74pt solid #000000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 fo:border="0.74pt solid #000000"/>
      <style:text-properties style:text-position="" style:font-name="Liberation Sans" fo:font-size="10pt" style:font-name-asian="Noto Sans CJK SC Regular" style:font-size-asian="10pt" style:font-name-complex="FreeSans" style:font-size-complex="10pt"/>
    </style:style>
    <style:style style:name="ce4" style:family="table-cell" style:parent-style-name="Default" style:data-style-name="N37">
      <style:table-cell-properties fo:border="0.74pt solid #000000"/>
      <style:text-properties style:text-position="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wrap-option="wrap" fo:border="0.74pt solid #000000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6">
          <table:table-cell table:number-columns-repeated="5"/>
        </table:table-row>
        <table:table-row table:style-name="ro1">
          <table:table-cell table:style-name="ce5" office:value-type="string" calcext:value-type="string">
            <text:p>номер </text:p>
          </table:table-cell>
          <table:table-cell table:style-name="ce6" office:value-type="string" calcext:value-type="string">
            <text:p>Номер темы. Название подтемы.</text:p>
          </table:table-cell>
          <table:table-cell table:style-name="ce5" office:value-type="string" calcext:value-type="string">
            <text:p>часов</text:p>
          </table:table-cell>
          <table:table-cell table:style-name="ce5" office:value-type="string" calcext:value-type="string">
            <text:p>факт</text:p>
          </table:table-cell>
          <table:table-cell table:style-name="ce5" office:value-type="string" calcext:value-type="string">
            <text:p>~дата</text:p>
          </table:table-cell>
        </table:table-row>
        <table:table-row table:style-name="ro1">
          <table:table-cell table:style-name="ce5"/>
          <table:table-cell table:style-name="ce6" office:value-type="string" calcext:value-type="string">
            <text:p>4 четверть</text:p>
          </table:table-cell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8" office:value-type="date" office:date-value="2017-04-05" calcext:value-type="date">
            <text:p>05.04.17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6" office:value-type="string" calcext:value-type="string">
            <text:p>6. Градиент. Экстремум функции.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8" office:value-type="date" office:date-value="2017-04-07" calcext:value-type="date">
            <text:p>07.04.17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6" office:value-type="string" calcext:value-type="string">
            <text:p>6. Численные методы решения задач.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8" office:value-type="date" office:date-value="2017-04-12" calcext:value-type="date">
            <text:p>12.04.17</text:p>
          </table:table-cell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6" office:value-type="string" calcext:value-type="string">
            <text:p>7. Искусственный интеллект. Введение. История. Методы.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8" office:value-type="date" office:date-value="2017-04-14" calcext:value-type="date">
            <text:p>14.04.17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6" office:value-type="string" calcext:value-type="string">
            <text:p>7. Машинное обучение. Классификация методов.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8" office:value-type="date" office:date-value="2017-04-19" calcext:value-type="date">
            <text:p>19.04.17</text:p>
          </table:table-cell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6" office:value-type="string" calcext:value-type="string">
            <text:p>7. Машинное обучение. Кластеризация.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8" office:value-type="date" office:date-value="2017-04-21" calcext:value-type="date">
            <text:p>21.04.17</text:p>
          </table:table-cell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6" office:value-type="string" calcext:value-type="string">
            <text:p>7. Машинное обучение. Линейная регрессия.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8" office:value-type="date" office:date-value="2017-04-26" calcext:value-type="date">
            <text:p>26.04.17</text:p>
          </table:table-cell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6" office:value-type="string" calcext:value-type="string">
            <text:p>7. Машинное обучение. Логистическая регрессия.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8" office:value-type="date" office:date-value="2017-04-28" calcext:value-type="date">
            <text:p>28.04.17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6" office:value-type="string" calcext:value-type="string">
            <text:p>7. Машинное обучение. Уменьшение размерности.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8" office:value-type="date" office:date-value="2017-05-03" calcext:value-type="date">
            <text:p>03.05.17</text:p>
          </table:table-cell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7" office:value-type="string" calcext:value-type="string">
            <text:p>7. Машинное обучение. Машины поддерживающих векторов.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8" office:value-type="date" office:date-value="2017-05-05" calcext:value-type="date">
            <text:p>05.05.17</text:p>
          </table:table-cell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6" office:value-type="string" calcext:value-type="string">
            <text:p>7. Машинное обучение. Переобучение.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8" office:value-type="date" office:date-value="2017-05-10" calcext:value-type="date">
            <text:p>10.05.17</text:p>
          </table:table-cell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6" office:value-type="string" calcext:value-type="string">
            <text:p>7. Машинное обучение. Нейросети.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8" office:value-type="date" office:date-value="2017-05-12" calcext:value-type="date">
            <text:p>12.05.17</text:p>
          </table:table-cell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6" office:value-type="string" calcext:value-type="string">
            <text:p>7. Машинное обучение. Случайные деревья и леса.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8" office:value-type="date" office:date-value="2017-05-17" calcext:value-type="date">
            <text:p>17.05.17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7" office:value-type="string" calcext:value-type="string">
            <text:p>7. Машинное обучение. Рекомендательные системы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8" office:value-type="date" office:date-value="2017-05-19" calcext:value-type="date">
            <text:p>19.05.1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05:16:02.58021970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33.26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8.08mm" fo:break-before="auto" style:use-optimal-row-height="false"/>
    </style:style>
    <style:style style:name="ro5" style:family="table-row">
      <style:table-row-properties style:row-height="5.59mm" fo:break-before="auto" style:use-optimal-row-height="false"/>
    </style:style>
    <style:style style:name="ro6" style:family="table-row">
      <style:table-row-properties style:row-height="4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wrap-option="wrap" fo:border="0.74pt solid #000000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 style:data-style-name="N37">
      <style:table-cell-properties fo:border="0.74pt solid #000000"/>
      <style:text-properties style:text-position="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row table:style-name="ro1">
          <table:table-cell office:value-type="string" calcext:value-type="string">
            <text:p>номер </text:p>
          </table:table-cell>
          <table:table-cell office:value-type="string" calcext:value-type="string">
            <text:p>Номер темы. Название подтемы.</text:p>
          </table:table-cell>
          <table:table-cell office:value-type="string" calcext:value-type="string">
            <text:p>часов</text:p>
          </table:table-cell>
          <table:table-cell office:value-type="string" calcext:value-type="string">
            <text:p>факт</text:p>
          </table:table-cell>
          <table:table-cell table:style-name="ce4" office:value-type="string" calcext:value-type="string">
            <text:p>~дата</text:p>
          </table:table-cell>
        </table:table-row>
        <table:table-row table:style-name="ro1">
          <table:table-cell/>
          <table:table-cell office:value-type="string" calcext:value-type="string">
            <text:p>1 четверть.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 Введение, мотивация к изучению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5-09-14" calcext:value-type="date">
            <text:p>14.09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 Введение, решение олимпиадной задачи — методология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5-09-16" calcext:value-type="date">
            <text:p>16.09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 Технические средства — обзор с++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5-09-21" calcext:value-type="date">
            <text:p>21.09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 Элементы комбинаторики. Задачи на комбинаторику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5-09-23" calcext:value-type="date">
            <text:p>23.09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 Основы теории множеств. Задачи на анализ множеств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28" calcext:value-type="date">
            <text:p>28.09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. Основы математической логики. Логика предикатов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30" calcext:value-type="date">
            <text:p>30.09.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. Вычислительная сложность базовых алгоритмов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09-05" calcext:value-type="date">
            <text:p>05.09.1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4. Динамическое программирование. Область применения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07" calcext:value-type="date">
            <text:p>07.10.16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4. Динамическое программирование. Алгоритм рюкзака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12" calcext:value-type="date">
            <text:p>12.10.16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4. Метод ветвей и границ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14" calcext:value-type="date">
            <text:p>14.10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 Классификация алгоритмов на строках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19" calcext:value-type="date">
            <text:p>19.10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 Алгоритм Кнута — Морриса — Пратта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21" calcext:value-type="date">
            <text:p>21.10.16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1. Школьная Олимпиада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26" calcext:value-type="date">
            <text:p>26.10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. Технические средства — обзор java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28" calcext:value-type="date">
            <text:p>28.10.16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05:18:35.57927096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